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font-name="Arial" fo:font-size="11pt" style:font-name-asian="Arial" style:font-size-asian="11pt" style:font-name-complex="Arial" style:font-size-complex="11pt"/>
    </style:style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  <style:style style:name="T1_7" style:family="text">
      <style:text-properties style:font-name="Arial" fo:font-size="11pt" style:font-name-asian="Arial" style:font-size-asian="11pt" style:font-name-complex="Arial" style:font-size-complex="11pt"/>
    </style:style>
    <style:style style:name="T1_8" style:family="text">
      <style:text-properties style:font-name="Arial" fo:font-size="11pt" style:font-name-asian="Arial" style:font-size-asian="11pt" style:font-name-complex="Arial" style:font-size-complex="11pt"/>
    </style:style>
    <style:style style:name="T1_9" style:family="text">
      <style:text-properties style:font-name="Arial" fo:font-size="11pt" style:font-name-asian="Arial" style:font-size-asian="11pt" style:font-name-complex="Arial" style:font-size-complex="11pt"/>
    </style:style>
    <style:style style:name="T1_10" style:family="text"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T6_2" style:family="text"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T6_3" style:family="text"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T6_4" style:family="text"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T6_5" style:family="text"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T6_6" style:family="text">
      <style:text-properties style:font-name="Arial" fo:font-size="8pt" style:font-name-asian="Arial" style:font-size-asian="8pt" style:font-name-complex="Arial" style:font-size-complex="8pt" fo:font-weight="bold" style:font-weight-asian="bold" style:font-weight-complex="bold"/>
    </style:style>
    <style:style style:name="T6_7" style:family="text">
      <style:text-properties style:font-name="Arial" fo:font-size="8pt" style:font-name-asian="Arial" style:font-size-asian="8pt" style:font-name-complex="Arial" style:font-size-complex="8pt"/>
    </style:style>
    <style:style style:name="T6_8" style:family="text">
      <style:text-properties style:font-name="Arial" fo:font-size="8pt" style:font-name-asian="Arial" style:font-size-asian="8pt" style:font-name-complex="Arial" style:font-size-complex="8pt"/>
    </style:style>
    <style:style style:name="T6_9" style:family="text">
      <style:text-properties style:font-name="Arial" fo:font-size="8pt" style:font-name-asian="Arial" style:font-size-asian="8pt" style:font-name-complex="Arial" style:font-size-complex="8pt"/>
    </style:style>
    <style:style style:name="T6_10" style:family="text">
      <style:text-properties style:font-name="Arial" fo:font-size="8pt" style:font-name-asian="Arial" style:font-size-asian="8pt" style:font-name-complex="Arial" style:font-size-complex="8pt"/>
    </style:style>
    <style:style style:name="T6_11" style:family="text">
      <style:text-properties style:font-name="Arial" fo:font-size="8pt" style:font-name-asian="Arial" style:font-size-asian="8pt" style:font-name-complex="Arial" style:font-size-complex="8pt"/>
    </style:style>
    <style:style style:name="T6_12" style:family="text">
      <style:text-properties style:font-name="Arial" fo:font-size="8pt" style:font-name-asian="Arial" style:font-size-asian="8pt" style:font-name-complex="Arial" style:font-size-complex="8pt"/>
    </style:style>
    <style:style style:name="T6_13" style:family="text">
      <style:text-properties style:font-name="Arial" fo:font-size="8pt" style:font-name-asian="Arial" style:font-size-asian="8pt" style:font-name-complex="Arial" style:font-size-complex="8pt"/>
    </style:style>
    <style:style style:name="T6_14" style:family="text">
      <style:text-properties style:font-name="Arial" fo:font-size="8pt" style:font-name-asian="Arial" style:font-size-asian="8pt" style:font-name-complex="Arial" style:font-size-complex="8pt"/>
    </style:style>
    <style:style style:name="T6_15" style:family="text">
      <style:text-properties style:font-name="Arial" fo:font-size="8pt" style:font-name-asian="Arial" style:font-size-asian="8pt" style:font-name-complex="Arial" style:font-size-complex="8pt"/>
    </style:style>
    <style:style style:name="T6_16" style:family="text">
      <style:text-properties style:font-name="Arial" fo:font-size="8pt" style:font-name-asian="Arial" style:font-size-asian="8pt" style:font-name-complex="Arial" style:font-size-complex="8pt"/>
    </style:style>
    <style:style style:name="T6_17" style:family="text">
      <style:text-properties style:font-name="Arial" fo:font-size="8pt" style:font-name-asian="Arial" style:font-size-asian="8pt" style:font-name-complex="Arial" style:font-size-complex="8pt"/>
    </style:style>
    <style:style style:name="T6_18" style:family="text">
      <style:text-properties style:font-name="Arial" fo:font-size="8pt" style:font-name-asian="Arial" style:font-size-asian="8pt" style:font-name-complex="Arial" style:font-size-complex="8pt"/>
    </style:style>
    <style:style style:name="T6_19" style:family="text">
      <style:text-properties style:font-name="Arial" fo:font-size="8pt" style:font-name-asian="Arial" style:font-size-asian="8pt" style:font-name-complex="Arial" style:font-size-complex="8pt"/>
    </style:style>
    <style:style style:name="T6_20" style:family="text">
      <style:text-properties style:font-name="Arial" fo:font-size="8pt" style:font-name-asian="Arial" style:font-size-asian="8pt" style:font-name-complex="Arial" style:font-size-complex="8pt"/>
    </style:style>
    <style:style style:name="T6_21" style:family="text">
      <style:text-properties style:font-name="Arial" fo:font-size="8pt" style:font-name-asian="Arial" style:font-size-asian="8pt" style:font-name-complex="Arial" style:font-size-complex="8pt"/>
    </style:style>
    <style:style style:name="T6_22" style:family="text">
      <style:text-properties style:font-name="Arial" fo:font-size="8pt" style:font-name-asian="Arial" style:font-size-asian="8pt" style:font-name-complex="Arial" style:font-size-complex="8pt"/>
    </style:style>
    <style:style style:name="T6_23" style:family="text">
      <style:text-properties style:font-name="Arial" fo:font-size="8pt" style:font-name-asian="Arial" style:font-size-asian="8pt" style:font-name-complex="Arial" style:font-size-complex="8pt"/>
    </style:style>
    <style:style style:name="T6_24" style:family="text">
      <style:text-properties style:font-name="Arial" fo:font-size="8pt" style:font-name-asian="Arial" style:font-size-asian="8pt" style:font-name-complex="Arial" style:font-size-complex="8pt"/>
    </style:style>
    <style:style style:name="T6_25" style:family="text">
      <style:text-properties style:font-name="Arial" fo:font-size="8pt" style:font-name-asian="Arial" style:font-size-asian="8pt" style:font-name-complex="Arial" style:font-size-complex="8pt"/>
    </style:style>
    <style:style style:name="T6_26" style:family="text">
      <style:text-properties style:font-name="Arial" fo:font-size="8pt" style:font-name-asian="Arial" style:font-size-asian="8pt" style:font-name-complex="Arial" style:font-size-complex="8pt"/>
    </style:style>
    <style:style style:name="T6_27" style:family="text">
      <style:text-properties style:font-name="Arial" fo:font-size="8pt" style:font-name-asian="Arial" style:font-size-asian="8pt" style:font-name-complex="Arial" style:font-size-complex="8pt"/>
    </style:style>
    <style:style style:name="T6_28" style:family="text">
      <style:text-properties style:font-name="Arial" fo:font-size="8pt" style:font-name-asian="Arial" style:font-size-asian="8pt" style:font-name-complex="Arial" style:font-size-complex="8pt"/>
    </style:style>
    <style:style style:name="T6_29" style:family="text">
      <style:text-properties style:font-name="Arial" fo:font-size="8pt" style:font-name-asian="Arial" style:font-size-asian="8pt" style:font-name-complex="Arial" style:font-size-complex="8pt"/>
    </style:style>
    <style:style style:name="T6_30" style:family="text">
      <style:text-properties style:font-name="Arial" fo:font-size="8pt" style:font-name-asian="Arial" style:font-size-asian="8pt" style:font-name-complex="Arial" style:font-size-complex="8pt"/>
    </style:style>
    <style:style style:name="T6_31" style:family="text">
      <style:text-properties style:font-name="Arial" fo:font-size="8pt" style:font-name-asian="Arial" style:font-size-asian="8pt" style:font-name-complex="Arial" style:font-size-complex="8pt"/>
    </style:style>
    <style:style style:name="T6_32" style:family="text">
      <style:text-properties style:font-name="Arial" fo:font-size="8pt" style:font-name-asian="Arial" style:font-size-asian="8pt" style:font-name-complex="Arial" style:font-size-complex="8pt"/>
    </style:style>
    <style:style style:name="T6_33" style:family="text">
      <style:text-properties style:font-name="Arial" fo:font-size="8pt" style:font-name-asian="Arial" style:font-size-asian="8pt" style:font-name-complex="Arial" style:font-size-complex="8pt"/>
    </style:style>
    <style:style style:name="T6_34" style:family="text">
      <style:text-properties style:font-name="Arial" fo:font-size="8pt" style:font-name-asian="Arial" style:font-size-asian="8pt" style:font-name-complex="Arial" style:font-size-complex="8pt"/>
    </style:style>
    <style:style style:name="T6_35" style:family="text">
      <style:text-properties style:font-name="Arial" fo:font-size="8pt" style:font-name-asian="Arial" style:font-size-asian="8pt" style:font-name-complex="Arial" style:font-size-complex="8pt"/>
    </style:style>
    <style:style style:name="T6_36" style:family="text">
      <style:text-properties style:font-name="Arial" fo:font-size="8pt" style:font-name-asian="Arial" style:font-size-asian="8pt" style:font-name-complex="Arial" style:font-size-complex="8pt"/>
    </style:style>
    <style:style style:name="T6_37" style:family="text">
      <style:text-properties style:font-name="Arial" fo:font-size="8pt" style:font-name-asian="Arial" style:font-size-asian="8pt" style:font-name-complex="Arial" style:font-size-complex="8pt"/>
    </style:style>
    <style:style style:name="T6_38" style:family="text">
      <style:text-properties style:font-name="Arial" fo:font-size="8pt" style:font-name-asian="Arial" style:font-size-asian="8pt" style:font-name-complex="Arial" style:font-size-complex="8pt"/>
    </style:style>
    <style:style style:name="T6_39" style:family="text">
      <style:text-properties style:font-name="Arial" fo:font-size="8pt" style:font-name-asian="Arial" style:font-size-asian="8pt" style:font-name-complex="Arial" style:font-size-complex="8pt"/>
    </style:style>
    <style:style style:name="T6_40" style:family="text">
      <style:text-properties style:font-name="Arial" fo:font-size="8pt" style:font-name-asian="Arial" style:font-size-asian="8pt" style:font-name-complex="Arial" style:font-size-complex="8pt"/>
    </style:style>
    <style:style style:name="T6_41" style:family="text">
      <style:text-properties style:font-name="Arial" fo:font-size="8pt" style:font-name-asian="Arial" style:font-size-asian="8pt" style:font-name-complex="Arial" style:font-size-complex="8pt"/>
    </style:style>
    <style:style style:name="T6_42" style:family="text">
      <style:text-properties style:font-name="Arial" style:font-name-asian="Arial" style:font-name-complex="Arial"/>
    </style:style>
    <style:style style:name="T6_43" style:family="text">
      <style:text-properties style:font-name="Arial" style:font-name-asian="Arial" style:font-name-complex="Arial"/>
    </style:style>
    <style:style style:name="T6_44" style:family="text">
      <style:text-properties style:font-name="Arial" style:font-name-asian="Arial" style:font-name-complex="Arial"/>
    </style:style>
    <style:style style:name="T6_45" style:family="text">
      <style:text-properties style:font-name="Arial" style:font-name-asian="Arial" style:font-name-complex="Arial"/>
    </style:style>
    <style:style style:name="T6_46" style:family="text">
      <style:text-properties style:font-name="Arial" style:font-name-asian="Arial" style:font-name-complex="Arial"/>
    </style:style>
    <style:style style:name="T6_47" style:family="text">
      <style:text-properties style:font-name="Arial" style:font-name-asian="Arial" style:font-name-complex="Arial"/>
    </style:style>
    <style:style style:name="T6_48" style:family="text">
      <style:text-properties style:font-name="Arial" style:font-name-asian="Arial" style:font-name-complex="Arial"/>
    </style:style>
    <style:style style:name="T6_49" style:family="text">
      <style:text-properties style:font-name="Arial" style:font-name-asian="Arial" style:font-name-complex="Arial"/>
    </style:style>
    <style:style style:name="T6_50" style:family="text">
      <style:text-properties style:font-name="Arial" style:font-name-asian="Arial" style:font-name-complex="Arial"/>
    </style:style>
    <style:style style:name="T6_51" style:family="text">
      <style:text-properties style:font-name="Arial" style:font-name-asian="Arial" style:font-name-complex="Arial"/>
    </style:style>
    <style:style style:name="T6_52" style:family="text">
      <style:text-properties style:font-name="Arial" style:font-name-asian="Arial" style:font-name-complex="Arial"/>
    </style:style>
    <style:style style:name="T6_53" style:family="text">
      <style:text-properties style:font-name="Arial" style:font-name-asian="Arial" style:font-name-complex="Arial"/>
    </style:style>
    <style:style style:name="T6_54" style:family="text">
      <style:text-properties style:font-name="Arial" style:font-name-asian="Arial" style:font-name-complex="Arial"/>
    </style:style>
    <style:style style:name="T6_55" style:family="text">
      <style:text-properties style:font-name="Arial" style:font-name-asian="Arial" style:font-name-complex="Arial"/>
    </style:style>
    <style:style style:name="T6_56" style:family="text">
      <style:text-properties style:font-name="Arial" style:font-name-asian="Arial" style:font-name-complex="Arial"/>
    </style:style>
    <style:style style:name="T6_57" style:family="text">
      <style:text-properties style:font-name="Arial" style:font-name-asian="Arial" style:font-name-complex="Arial"/>
    </style:style>
    <style:style style:name="T6_58" style:family="text">
      <style:text-properties style:font-name="Arial" style:font-name-asian="Arial" style:font-name-complex="Arial"/>
    </style:style>
    <style:style style:name="T6_59" style:family="text">
      <style:text-properties style:font-name="Arial" style:font-name-asian="Arial" style:font-name-complex="Arial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font-name="Arial" style:font-name-asian="Arial" style:font-name-complex="Arial"/>
    </style:style>
    <style:style style:name="T8_2" style:family="text">
      <style:text-properties style:font-name="Arial" style:font-name-asian="Arial" style:font-name-complex="Arial"/>
    </style:style>
    <style:style style:name="T8_3" style:family="text">
      <style:text-properties style:font-name="Arial" style:font-name-asian="Arial" style:font-name-complex="Arial"/>
    </style:style>
    <style:style style:name="T8_4" style:family="text">
      <style:text-properties style:font-name="Arial" style:font-name-asian="Arial" style:font-name-complex="Arial"/>
    </style:style>
    <style:style style:name="T8_5" style:family="text">
      <style:text-properties style:font-name="Arial" style:font-name-asian="Arial" style:font-name-complex="Arial"/>
    </style:style>
    <style:style style:name="T8_6" style:family="text">
      <style:text-properties style:font-name="Arial" style:font-name-asian="Arial" style:font-name-complex="Arial"/>
    </style:style>
    <style:style style:name="T8_7" style:family="text">
      <style:text-properties style:font-name="Arial" style:font-name-asian="Arial" style:font-name-complex="Arial"/>
    </style:style>
    <style:style style:name="T8_8" style:family="text">
      <style:text-properties style:font-name="Arial" style:font-name-asian="Arial" style:font-name-complex="Arial"/>
    </style:style>
    <style:style style:name="T8_9" style:family="text">
      <style:text-properties style:font-name="Arial" style:font-name-asian="Arial" style:font-name-complex="Arial"/>
    </style:style>
    <style:style style:name="T8_10" style:family="text">
      <style:text-properties style:font-name="Arial" style:font-name-asian="Arial" style:font-name-complex="Arial"/>
    </style:style>
    <style:style style:name="T8_11" style:family="text">
      <style:text-properties style:font-name="Arial" style:font-name-asian="Arial" style:font-name-complex="Arial"/>
    </style:style>
    <style:style style:name="T8_12" style:family="text">
      <style:text-properties style:font-name="Arial" style:font-name-asian="Arial" style:font-name-complex="Arial"/>
    </style:style>
    <style:style style:name="T8_13" style:family="text">
      <style:text-properties style:font-name="Arial" style:font-name-asian="Arial" style:font-name-complex="Arial"/>
    </style:style>
    <style:style style:name="T8_14" style:family="text">
      <style:text-properties style:font-name="Arial" style:font-name-asian="Arial" style:font-name-complex="Arial"/>
    </style:style>
    <style:style style:name="T8_15" style:family="text">
      <style:text-properties style:font-name="Arial" style:font-name-asian="Arial" style:font-name-complex="Arial"/>
    </style:style>
    <style:style style:name="T8_16" style:family="text">
      <style:text-properties style:font-name="Arial" style:font-name-asian="Arial" style:font-name-complex="Arial"/>
    </style:style>
    <style:style style:name="T8_17" style:family="text">
      <style:text-properties style:font-name="Arial" style:font-name-asian="Arial" style:font-name-complex="Arial"/>
    </style:style>
    <style:style style:name="T8_18" style:family="text">
      <style:text-properties style:font-name="Arial" style:font-name-asian="Arial" style:font-name-complex="Arial"/>
    </style:style>
    <style:style style:name="T8_19" style:family="text">
      <style:text-properties style:font-name="Arial" style:font-name-asian="Arial" style:font-name-complex="Arial"/>
    </style:style>
    <style:style style:name="T8_20" style:family="text">
      <style:text-properties style:font-name="Arial" style:font-name-asian="Arial" style:font-name-complex="Arial"/>
    </style:style>
    <style:style style:name="T8_21" style:family="text">
      <style:text-properties style:font-name="Arial" style:font-name-asian="Arial" style:font-name-complex="Arial"/>
    </style:style>
    <style:style style:name="T8_22" style:family="text">
      <style:text-properties style:font-name="Arial" style:font-name-asian="Arial" style:font-name-complex="Arial"/>
    </style:style>
    <style:style style:name="T8_23" style:family="text">
      <style:text-properties style:font-name="Arial" style:font-name-asian="Arial" style:font-name-complex="Arial"/>
    </style:style>
    <style:style style:name="T8_24" style:family="text">
      <style:text-properties style:font-name="Arial" style:font-name-asian="Arial" style:font-name-complex="Arial"/>
    </style:style>
    <style:style style:name="T8_25" style:family="text">
      <style:text-properties style:font-name="Arial" style:font-name-asian="Arial" style:font-name-complex="Arial"/>
    </style:style>
    <style:style style:name="T8_26" style:family="text">
      <style:text-properties style:font-name="Arial" style:font-name-asian="Arial" style:font-name-complex="Arial"/>
    </style:style>
    <style:style style:name="T8_27" style:family="text">
      <style:text-properties style:font-name="Arial" style:font-name-asian="Arial" style:font-name-complex="Arial"/>
    </style:style>
    <style:style style:name="T8_28" style:family="text">
      <style:text-properties style:font-name="Arial" style:font-name-asian="Arial" style:font-name-complex="Arial"/>
    </style:style>
    <style:style style:name="T8_29" style:family="text">
      <style:text-properties style:font-name="Arial" style:font-name-asian="Arial" style:font-name-complex="Arial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font-name="Arial" style:font-name-asian="Arial" style:font-name-complex="Arial"/>
    </style:style>
    <style:style style:name="T10_2" style:family="text">
      <style:text-properties style:font-name="Arial" style:font-name-asian="Arial" style:font-name-complex="Arial"/>
    </style:style>
    <style:style style:name="T10_3" style:family="text">
      <style:text-properties style:font-name="Arial" style:font-name-asian="Arial" style:font-name-complex="Arial"/>
    </style:style>
    <style:style style:name="T10_4" style:family="text">
      <style:text-properties style:font-name="Arial" style:font-name-asian="Arial" style:font-name-complex="Arial"/>
    </style:style>
    <style:style style:name="T10_5" style:family="text">
      <style:text-properties style:font-name="Arial" style:font-name-asian="Arial" style:font-name-complex="Arial"/>
    </style:style>
    <style:style style:name="T10_6" style:family="text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font-name="Arial" style:font-name-asian="Arial" style:font-name-complex="Arial"/>
    </style:style>
    <style:style style:name="T12_2" style:family="text">
      <style:text-properties style:font-name="Arial" style:font-name-asian="Arial" style:font-name-complex="Arial"/>
    </style:style>
    <style:style style:name="T12_3" style:family="text">
      <style:text-properties style:font-name="Arial" style:font-name-asian="Arial" style:font-name-complex="Arial"/>
    </style:style>
    <style:style style:name="T12_4" style:family="text">
      <style:text-properties style:font-name="Arial" style:font-name-asian="Arial" style:font-name-complex="Arial"/>
    </style:style>
    <style:style style:name="T12_5" style:family="text">
      <style:text-properties style:font-name="Arial" style:font-name-asian="Arial" style:font-name-complex="Arial"/>
    </style:style>
    <style:style style:name="T12_6" style:family="text">
      <style:text-properties style:font-name="Arial" style:font-name-asian="Arial" style:font-name-complex="Arial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font-name="Arial" style:font-name-asian="Arial" style:font-name-complex="Arial"/>
    </style:style>
    <style:style style:name="T14_2" style:family="text">
      <style:text-properties style:font-name="Arial" style:font-name-asian="Arial" style:font-name-complex="Arial"/>
    </style:style>
    <style:style style:name="T14_3" style:family="text">
      <style:text-properties style:font-name="Arial" style:font-name-asian="Arial" style:font-name-complex="Arial"/>
    </style:style>
    <style:style style:name="T14_4" style:family="text">
      <style:text-properties style:font-name="Arial" style:font-name-asian="Arial" style:font-name-complex="Arial"/>
    </style:style>
    <style:style style:name="T14_5" style:family="text">
      <style:text-properties style:font-name="Arial" style:font-name-asian="Arial" style:font-name-complex="Arial"/>
    </style:style>
    <style:style style:name="T14_6" style:family="text">
      <style:text-properties style:font-name="Arial" style:font-name-asian="Arial" style:font-name-complex="Arial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font-name="Arial" style:font-name-asian="Arial" style:font-name-complex="Arial"/>
    </style:style>
    <style:style style:name="T16_2" style:family="text">
      <style:text-properties style:font-name="Arial" style:font-name-asian="Arial" style:font-name-complex="Arial"/>
    </style:style>
    <style:style style:name="T16_3" style:family="text">
      <style:text-properties style:font-name="Arial" style:font-name-asian="Arial" style:font-name-complex="Arial"/>
    </style:style>
    <style:style style:name="T16_4" style:family="text">
      <style:text-properties style:font-name="Arial" style:font-name-asian="Arial" style:font-name-complex="Arial"/>
    </style:style>
    <style:style style:name="T16_5" style:family="text">
      <style:text-properties style:font-name="Arial" style:font-name-asian="Arial" style:font-name-complex="Arial"/>
    </style:style>
    <style:style style:name="T16_6" style:family="text"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font-name="Arial" style:font-name-asian="Arial" style:font-name-complex="Arial"/>
    </style:style>
    <style:style style:name="T18_2" style:family="text">
      <style:text-properties style:font-name="Arial" style:font-name-asian="Arial" style:font-name-complex="Arial"/>
    </style:style>
    <style:style style:name="T18_3" style:family="text">
      <style:text-properties style:font-name="Arial" style:font-name-asian="Arial" style:font-name-complex="Arial"/>
    </style:style>
    <style:style style:name="T18_4" style:family="text">
      <style:text-properties style:font-name="Arial" style:font-name-asian="Arial" style:font-name-complex="Arial"/>
    </style:style>
    <style:style style:name="T18_5" style:family="text">
      <style:text-properties style:font-name="Arial" style:font-name-asian="Arial" style:font-name-complex="Arial"/>
    </style:style>
    <style:style style:name="T18_6" style:family="text"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T20_6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>
      <style:text-properties style:font-name="Arial" style:font-name-asian="Arial" style:font-name-complex="Arial"/>
    </style:style>
    <style:style style:name="T22_6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>
      <style:text-properties style:font-name="Arial" style:font-name-asian="Arial" style:font-name-complex="Arial"/>
    </style:style>
    <style:style style:name="T24_6" style:family="text">
      <style:text-properties style:font-name="Arial" style:font-name-asian="Arial" style:font-name-complex="Arial"/>
    </style:style>
    <style:style style:name="T24_7" style:family="text">
      <style:text-properties style:font-name="Arial" style:font-name-asian="Arial" style:font-name-complex="Arial"/>
    </style:style>
    <style:style style:name="T24_8" style:family="text">
      <style:text-properties style:font-name="Arial" style:font-name-asian="Arial" style:font-name-complex="Arial"/>
    </style:style>
    <style:style style:name="T24_9" style:family="text">
      <style:text-properties style:font-name="Arial" style:font-name-asian="Arial" style:font-name-complex="Arial"/>
    </style:style>
    <style:style style:name="T24_10" style:family="text">
      <style:text-properties style:font-name="Arial" style:font-name-asian="Arial" style:font-name-complex="Arial"/>
    </style:style>
    <style:style style:name="T24_11" style:family="text">
      <style:text-properties style:font-name="Arial" style:font-name-asian="Arial" style:font-name-complex="Arial"/>
    </style:style>
    <style:style style:name="T24_12" style:family="text">
      <style:text-properties style:font-name="Arial" style:font-name-asian="Arial" style:font-name-complex="Arial"/>
    </style:style>
    <style:style style:name="T24_13" style:family="text">
      <style:text-properties style:font-name="Arial" style:font-name-asian="Arial" style:font-name-complex="Arial"/>
    </style:style>
    <style:style style:name="T24_14" style:family="text">
      <style:text-properties style:font-name="Arial" style:font-name-asian="Arial" style:font-name-complex="Arial"/>
    </style:style>
    <style:style style:name="T24_15" style:family="text">
      <style:text-properties style:font-name="Arial" style:font-name-asian="Arial" style:font-name-complex="Arial"/>
    </style:style>
    <style:style style:name="T24_16" style:family="text">
      <style:text-properties style:font-name="Arial" style:font-name-asian="Arial" style:font-name-complex="Arial"/>
    </style:style>
    <style:style style:name="T24_17" style:family="text">
      <style:text-properties style:font-name="Arial" style:font-name-asian="Arial" style:font-name-complex="Arial"/>
    </style:style>
    <style:style style:name="T24_18" style:family="text">
      <style:text-properties style:font-name="Arial" style:font-name-asian="Arial" style:font-name-complex="Arial"/>
    </style:style>
    <style:style style:name="T24_19" style:family="text">
      <style:text-properties style:font-name="Arial" style:font-name-asian="Arial" style:font-name-complex="Arial"/>
    </style:style>
    <style:style style:name="T24_20" style:family="text">
      <style:text-properties style:font-name="Arial" style:font-name-asian="Arial" style:font-name-complex="Arial"/>
    </style:style>
    <style:style style:name="T24_21" style:family="text">
      <style:text-properties style:font-name="Arial" style:font-name-asian="Arial" style:font-name-complex="Arial"/>
    </style:style>
    <style:style style:name="T24_22" style:family="text">
      <style:text-properties style:font-name="Arial" style:font-name-asian="Arial" style:font-name-complex="Arial"/>
    </style:style>
    <style:style style:name="T24_23" style:family="text">
      <style:text-properties style:font-name="Arial" style:font-name-asian="Arial" style:font-name-complex="Arial"/>
    </style:style>
    <style:style style:name="T24_24" style:family="text">
      <style:text-properties style:font-name="Arial" style:font-name-asian="Arial" style:font-name-complex="Arial"/>
    </style:style>
    <style:style style:name="T24_25" style:family="text">
      <style:text-properties style:font-name="Arial" style:font-name-asian="Arial" style:font-name-complex="Arial"/>
    </style:style>
    <style:style style:name="T24_26" style:family="text">
      <style:text-properties style:font-name="Arial" style:font-name-asian="Arial" style:font-name-complex="Arial"/>
    </style:style>
    <style:style style:name="T24_27" style:family="text">
      <style:text-properties style:font-name="Arial" style:font-name-asian="Arial" style:font-name-complex="Arial"/>
    </style:style>
    <style:style style:name="T24_28" style:family="text">
      <style:text-properties style:font-name="Arial" style:font-name-asian="Arial" style:font-name-complex="Arial"/>
    </style:style>
    <style:style style:name="T24_29" style:family="text">
      <style:text-properties style:font-name="Arial" style:font-name-asian="Arial" style:font-name-complex="Arial"/>
    </style:style>
    <style:style style:name="T24_30" style:family="text">
      <style:text-properties style:font-name="Arial" style:font-name-asian="Arial" style:font-name-complex="Arial"/>
    </style:style>
    <style:style style:name="T24_31" style:family="text">
      <style:text-properties style:font-name="Arial" style:font-name-asian="Arial" style:font-name-complex="Arial"/>
    </style:style>
    <style:style style:name="T24_32" style:family="text">
      <style:text-properties style:font-name="Arial" style:font-name-asian="Arial" style:font-name-complex="Arial"/>
    </style:style>
    <style:style style:name="T24_33" style:family="text">
      <style:text-properties style:font-name="Arial" style:font-name-asian="Arial" style:font-name-complex="Arial"/>
    </style:style>
    <style:style style:name="T24_34" style:family="text">
      <style:text-properties style:font-name="Arial" style:font-name-asian="Arial" style:font-name-complex="Arial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font-name="Arial" style:font-name-asian="Arial" style:font-name-complex="Arial"/>
    </style:style>
    <style:style style:name="T26_2" style:family="text">
      <style:text-properties style:font-name="Arial" style:font-name-asian="Arial" style:font-name-complex="Arial"/>
    </style:style>
    <style:style style:name="T26_3" style:family="text">
      <style:text-properties style:font-name="Arial" style:font-name-asian="Arial" style:font-name-complex="Arial"/>
    </style:style>
    <style:style style:name="T26_4" style:family="text">
      <style:text-properties style:font-name="Arial" style:font-name-asian="Arial" style:font-name-complex="Arial"/>
    </style:style>
    <style:style style:name="T26_5" style:family="text">
      <style:text-properties style:font-name="Arial" style:font-name-asian="Arial" style:font-name-complex="Arial"/>
    </style:style>
    <style:style style:name="T26_6" style:family="text">
      <style:text-properties style:font-name="Arial" style:font-name-asian="Arial" style:font-name-complex="Arial"/>
    </style:style>
    <style:style style:name="T26_7" style:family="text">
      <style:text-properties style:font-name="Arial" style:font-name-asian="Arial" style:font-name-complex="Arial"/>
    </style:style>
    <style:style style:name="T26_8" style:family="text"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9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>
      <style:text-properties style:font-name="Arial" style:font-name-asian="Arial" style:font-name-complex="Arial"/>
    </style:style>
    <style:style style:name="T29_24" style:family="text">
      <style:text-properties style:font-name="Arial" style:font-name-asian="Arial" style:font-name-complex="Arial"/>
    </style:style>
    <style:style style:name="T29_25" style:family="text">
      <style:text-properties style:font-name="Arial" style:font-name-asian="Arial" style:font-name-complex="Arial"/>
    </style:style>
    <style:style style:name="P30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31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text-indent="0cm" fo:margin-top="0cm" fo:margin-left="0cm" fo:margin-right="0cm" style:writing-mode="lr-tb"/>
      <style:text-properties style:font-name="Arial" style:font-name-asian="Arial" style:font-name-complex="Arial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font-name="Arial" style:font-name-asian="Arial" style:font-name-complex="Arial"/>
    </style:style>
    <style:style style:name="T33_2" style:family="text">
      <style:text-properties style:font-name="Arial" style:font-name-asian="Arial" style:font-name-complex="Arial"/>
    </style:style>
    <style:style style:name="T33_3" style:family="text">
      <style:text-properties style:font-name="Arial" style:font-name-asian="Arial" style:font-name-complex="Arial"/>
    </style:style>
    <style:style style:name="T33_4" style:family="text">
      <style:text-properties style:font-name="Arial" style:font-name-asian="Arial" style:font-name-complex="Arial"/>
    </style:style>
    <style:style style:name="T33_5" style:family="text">
      <style:text-properties style:font-name="Arial" style:font-name-asian="Arial" style:font-name-complex="Arial"/>
    </style:style>
    <style:style style:name="T33_6" style:family="text">
      <style:text-properties style:font-name="Arial" style:font-name-asian="Arial" style:font-name-complex="Arial"/>
    </style:style>
    <style:style style:name="T33_7" style:family="text">
      <style:text-properties style:font-name="Arial" style:font-name-asian="Arial" style:font-name-complex="Arial"/>
    </style:style>
    <style:style style:name="T33_8" style:family="text">
      <style:text-properties style:font-name="Arial" style:font-name-asian="Arial" style:font-name-complex="Arial"/>
    </style:style>
    <style:style style:name="T33_9" style:family="text">
      <style:text-properties style:font-name="Arial" style:font-name-asian="Arial" style:font-name-complex="Arial"/>
    </style:style>
    <style:style style:name="T33_10" style:family="text">
      <style:text-properties style:font-name="Arial" style:font-name-asian="Arial" style:font-name-complex="Arial"/>
    </style:style>
    <style:style style:name="T33_11" style:family="text">
      <style:text-properties style:font-name="Arial" style:font-name-asian="Arial" style:font-name-complex="Arial"/>
    </style:style>
    <style:style style:name="T33_12" style:family="text">
      <style:text-properties style:font-name="Arial" style:font-name-asian="Arial" style:font-name-complex="Arial"/>
    </style:style>
    <style:style style:name="T33_13" style:family="text">
      <style:text-properties style:font-name="Arial" style:font-name-asian="Arial" style:font-name-complex="Arial"/>
    </style:style>
    <style:style style:name="T33_14" style:family="text">
      <style:text-properties style:font-name="Arial" style:font-name-asian="Arial" style:font-name-complex="Arial"/>
    </style:style>
    <style:style style:name="T33_15" style:family="text">
      <style:text-properties style:font-name="Arial" style:font-name-asian="Arial" style:font-name-complex="Arial"/>
    </style:style>
    <style:style style:name="T33_16" style:family="text">
      <style:text-properties style:font-name="Arial" style:font-name-asian="Arial" style:font-name-complex="Arial"/>
    </style:style>
    <style:style style:name="T33_17" style:family="text">
      <style:text-properties style:font-name="Arial" style:font-name-asian="Arial" style:font-name-complex="Arial"/>
    </style:style>
    <style:style style:name="T33_18" style:family="text">
      <style:text-properties style:font-name="Arial" style:font-name-asian="Arial" style:font-name-complex="Arial"/>
    </style:style>
    <style:style style:name="T33_19" style:family="text">
      <style:text-properties style:font-name="Arial" style:font-name-asian="Arial" style:font-name-complex="Arial"/>
    </style:style>
    <style:style style:name="T33_20" style:family="text">
      <style:text-properties style:font-name="Arial" style:font-name-asian="Arial" style:font-name-complex="Arial"/>
    </style:style>
    <style:style style:name="T33_21" style:family="text">
      <style:text-properties style:font-name="Arial" style:font-name-asian="Arial" style:font-name-complex="Arial"/>
    </style:style>
    <style:style style:name="T33_22" style:family="text">
      <style:text-properties style:font-name="Arial" style:font-name-asian="Arial" style:font-name-complex="Arial"/>
    </style:style>
    <style:style style:name="T33_23" style:family="text">
      <style:text-properties style:font-name="Arial" style:font-name-asian="Arial" style:font-name-complex="Arial"/>
    </style:style>
    <style:style style:name="T33_24" style:family="text">
      <style:text-properties style:font-name="Arial" style:font-name-asian="Arial" style:font-name-complex="Arial"/>
    </style:style>
    <style:style style:name="T33_25" style:family="text">
      <style:text-properties style:font-name="Arial" style:font-name-asian="Arial" style:font-name-complex="Arial"/>
    </style:style>
    <style:style style:name="T33_26" style:family="text">
      <style:text-properties style:font-name="Arial" style:font-name-asian="Arial" style:font-name-complex="Arial"/>
    </style:style>
    <style:style style:name="T33_27" style:family="text">
      <style:text-properties style:font-name="Arial" style:font-name-asian="Arial" style:font-name-complex="Arial"/>
    </style:style>
    <style:style style:name="T33_28" style:family="text">
      <style:text-properties style:font-name="Arial" style:font-name-asian="Arial" style:font-name-complex="Arial"/>
    </style:style>
    <style:style style:name="T33_29" style:family="text">
      <style:text-properties style:font-name="Arial" style:font-name-asian="Arial" style:font-name-complex="Arial"/>
    </style:style>
    <style:style style:name="T33_30" style:family="text">
      <style:text-properties style:font-name="Arial" style:font-name-asian="Arial" style:font-name-complex="Arial"/>
    </style:style>
    <style:style style:name="T33_31" style:family="text">
      <style:text-properties style:font-name="Arial" style:font-name-asian="Arial" style:font-name-complex="Arial"/>
    </style:style>
    <style:style style:name="T33_32" style:family="text">
      <style:text-properties style:font-name="Arial" style:font-name-asian="Arial" style:font-name-complex="Arial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font-name="Arial" style:font-name-asian="Arial" style:font-name-complex="Arial"/>
    </style:style>
    <style:style style:name="T36_2" style:family="text">
      <style:text-properties style:font-name="Arial" style:font-name-asian="Arial" style:font-name-complex="Arial"/>
    </style:style>
    <style:style style:name="T36_3" style:family="text">
      <style:text-properties style:font-name="Arial" style:font-name-asian="Arial" style:font-name-complex="Arial"/>
    </style:style>
    <style:style style:name="T36_4" style:family="text">
      <style:text-properties style:font-name="Arial" style:font-name-asian="Arial" style:font-name-complex="Arial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>
      <style:text-properties style:font-name="Arial" style:font-name-asian="Arial" style:font-name-complex="Arial"/>
    </style:style>
    <style:style style:name="T36_8" style:family="text">
      <style:text-properties style:font-name="Arial" style:font-name-asian="Arial" style:font-name-complex="Arial"/>
    </style:style>
    <style:style style:name="T36_9" style:family="text">
      <style:text-properties style:font-name="Arial" style:font-name-asian="Arial" style:font-name-complex="Arial"/>
    </style:style>
    <style:style style:name="T36_10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font-name="Arial" style:font-name-asian="Arial" style:font-name-complex="Arial"/>
    </style:style>
    <style:style style:name="T37_2" style:family="text">
      <style:text-properties style:font-name="Arial" style:font-name-asian="Arial" style:font-name-complex="Arial"/>
    </style:style>
    <style:style style:name="T37_3" style:family="text">
      <style:text-properties style:font-name="Arial" style:font-name-asian="Arial" style:font-name-complex="Arial"/>
    </style:style>
    <style:style style:name="T37_4" style:family="text">
      <style:text-properties style:font-name="Arial" style:font-name-asian="Arial" style:font-name-complex="Arial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font-name="Arial" style:font-name-asian="Arial" style:font-name-complex="Arial"/>
    </style:style>
    <style:style style:name="T38_2" style:family="text">
      <style:text-properties style:font-name="Arial" style:font-name-asian="Arial" style:font-name-complex="Arial"/>
    </style:style>
    <style:style style:name="T38_3" style:family="text">
      <style:text-properties style:font-name="Arial" style:font-name-asian="Arial" style:font-name-complex="Arial"/>
    </style:style>
    <style:style style:name="T38_4" style:family="text">
      <style:text-properties style:font-name="Arial" style:font-name-asian="Arial" style:font-name-complex="Arial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font-name="Arial" style:font-name-asian="Arial" style:font-name-complex="Arial"/>
    </style:style>
    <style:style style:name="T39_2" style:family="text">
      <style:text-properties style:font-name="Arial" style:font-name-asian="Arial" style:font-name-complex="Arial"/>
    </style:style>
    <style:style style:name="T39_3" style:family="text">
      <style:text-properties style:font-name="Arial" style:font-name-asian="Arial" style:font-name-complex="Arial"/>
    </style:style>
    <style:style style:name="T39_4" style:family="text">
      <style:text-properties style:font-name="Arial" style:font-name-asian="Arial" style:font-name-complex="Arial"/>
    </style:style>
    <style:style style:name="T39_5" style:family="text">
      <style:text-properties style:font-name="Arial" style:font-name-asian="Arial" style:font-name-complex="Arial"/>
    </style:style>
    <style:style style:name="T39_6" style:family="text">
      <style:text-properties style:font-name="Arial" style:font-name-asian="Arial" style:font-name-complex="Arial"/>
    </style:style>
    <style:style style:name="T39_7" style:family="text">
      <style:text-properties style:font-name="Arial" style:font-name-asian="Arial" style:font-name-complex="Arial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fo:font-size="8pt" style:font-name-asian="Arial" style:font-size-asian="8pt" style:font-name-complex="Arial" style:font-size-complex="8pt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/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/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/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/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/>
    <style:style style:name="T68_2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3" style:family="text"/>
    <style:style style:name="T68_4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5" style:family="text"/>
    <style:style style:name="T68_6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7" style:family="text"/>
    <style:style style:name="T68_8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9" style:family="text"/>
    <style:style style:name="T68_10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11" style:family="text"/>
    <style:style style:name="T68_12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13" style:family="text"/>
    <style:style style:name="T68_14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15" style:family="text"/>
    <style:style style:name="T68_16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17" style:family="text"/>
    <style:style style:name="T68_18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19" style:family="text"/>
    <style:style style:name="T68_20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21" style:family="text"/>
    <style:style style:name="T68_22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23" style:family="text"/>
    <style:style style:name="T68_24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25" style:family="text"/>
    <style:style style:name="T68_26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27" style:family="text"/>
    <style:style style:name="T68_28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29" style:family="text"/>
    <style:style style:name="T68_30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31" style:family="text"/>
    <style:style style:name="T68_32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33" style:family="text"/>
    <style:style style:name="T68_34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35" style:family="text"/>
    <style:style style:name="T68_36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68_37" style:family="text"/>
    <style:style style:name="T68_38" style:family="text">
      <style:text-properties fo:color="#000099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/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/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/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/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9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9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8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9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10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1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8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9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10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1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8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9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10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1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1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1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/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/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/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/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/>
    <style:style style:name="T124_2" style:family="text"/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/>
    <style:style style:name="T126_2" style:family="text"/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/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/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/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/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/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/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/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寄包裹</text:span><text:span text:style-name="T1_2">，</text:span><text:span text:style-name="T1_3">看桌子</text:span><text:span text:style-name="T1_4">，</text:span><text:span text:style-name="T1_5">交申请表</text:span><text:span text:style-name="T1_6">，</text:span><text:span text:style-name="T1_7">图书馆借书</text:span><text:span text:style-name="T1_8">，</text:span><text:span text:style-name="T1_9">买菜</text:span><text:span text:style-name="T1_10">，</text:span></text:p>
      <text:p text:style-name="P2"/>
      <text:p text:style-name="P3"/>
      <text:p text:style-name="P4"><text:span text:style-name="T4_1">黄油</text:span><text:span text:style-name="T4_2">，</text:span><text:span text:style-name="T4_3">剪刀</text:span><text:span text:style-name="T4_4">，</text:span><text:span text:style-name="T4_5">马桶垫</text:span><text:span text:style-name="T4_6">，</text:span><text:span text:style-name="T4_7">水果</text:span><text:span text:style-name="T4_8">，</text:span><text:span text:style-name="T4_9">香蕉</text:span><text:span text:style-name="T4_10">，</text:span><text:span text:style-name="T4_11">棉签</text:span><text:span text:style-name="T4_12">，</text:span><text:span text:style-name="T4_13">看床架</text:span><text:span text:style-name="T4_14">，</text:span></text:p>
      <text:p text:style-name="P5"/>
      <text:p text:style-name="P6"><text:span text:style-name="T6_1">Automatic</text:span><text:span text:style-name="T6_2"><text:s/></text:span><text:span text:style-name="T6_3">Renewal</text:span><text:span text:style-name="T6_4"><text:s/></text:span><text:span text:style-name="T6_5">Authorization</text:span><text:span text:style-name="T6_6">:</text:span><text:span text:style-name="T6_7"><text:s/></text:span><text:span text:style-name="T6_8">Enjoy</text:span><text:span text:style-name="T6_9"><text:s/></text:span><text:span text:style-name="T6_10">your</text:span><text:span text:style-name="T6_11"><text:s/></text:span><text:span text:style-name="T6_12">favorites</text:span><text:span text:style-name="T6_13"><text:s/></text:span><text:span text:style-name="T6_14">with</text:span><text:span text:style-name="T6_15"><text:s/></text:span><text:span text:style-name="T6_16">the</text:span><text:span text:style-name="T6_17"><text:s/></text:span><text:span text:style-name="T6_18">first</text:span><text:span text:style-name="T6_19"><text:s/></text:span><text:span text:style-name="T6_20">year</text:span><text:span text:style-name="T6_21"><text:s/></text:span><text:span text:style-name="T6_22">already</text:span><text:span text:style-name="T6_23"><text:s/></text:span><text:span text:style-name="T6_24">paid</text:span><text:span text:style-name="T6_25"><text:s/></text:span><text:span text:style-name="T6_26">for</text:span><text:span text:style-name="T6_27"><text:s/></text:span><text:span text:style-name="T6_28">by</text:span><text:span text:style-name="T6_29"><text:s/></text:span><text:span text:style-name="T6_30">E</text:span><text:span text:style-name="T6_31">*</text:span><text:span text:style-name="T6_32">TRADE</text:span><text:span text:style-name="T6_33">.<text:s/></text:span><text:span text:style-name="T6_34">The</text:span><text:span text:style-name="T6_35"><text:s/></text:span><text:span text:style-name="T6_36">credit</text:span><text:span text:style-name="T6_37">/</text:span><text:span text:style-name="T6_38">debit</text:span><text:span text:style-name="T6_39"><text:s/></text:span><text:span text:style-name="T6_40">card</text:span><text:span text:style-name="T6_41"><text:s/></text:span><text:span text:style-name="T6_42">you</text:span><text:span text:style-name="T6_43"><text:s/></text:span><text:span text:style-name="T6_44">provide</text:span><text:span text:style-name="T6_45"><text:s/></text:span><text:span text:style-name="T6_46">will</text:span><text:span text:style-name="T6_47"><text:s/></text:span><text:span text:style-name="T6_48">be</text:span><text:span text:style-name="T6_49"><text:s/></text:span><text:span text:style-name="T6_50">charged</text:span><text:span text:style-name="T6_51"><text:s/></text:span><text:span text:style-name="T6_52">just</text:span><text:span text:style-name="T6_53"><text:s/>$2<text:s/></text:span><text:span text:style-name="T6_54">each</text:span><text:span text:style-name="T6_55"><text:s/></text:span><text:span text:style-name="T6_56">for</text:span><text:span text:style-name="T6_57"><text:s/></text:span><text:span text:style-name="T6_58">processing</text:span><text:span text:style-name="T6_59">.<text:s/></text:span></text:p>
      <text:p text:style-name="P7"/>
      <text:p text:style-name="P8"><text:span text:style-name="T8_1">*<text:s/></text:span><text:span text:style-name="T8_2">This</text:span><text:span text:style-name="T8_3"><text:s/></text:span><text:span text:style-name="T8_4">title</text:span><text:span text:style-name="T8_5"><text:s/></text:span><text:span text:style-name="T8_6">is</text:span><text:span text:style-name="T8_7"><text:s/></text:span><text:span text:style-name="T8_8">just</text:span><text:span text:style-name="T8_9"><text:s/>$2<text:s/></text:span><text:span text:style-name="T8_10">for</text:span><text:span text:style-name="T8_11"><text:s/></text:span><text:span text:style-name="T8_12">the</text:span><text:span text:style-name="T8_13"><text:s/></text:span><text:span text:style-name="T8_14">number</text:span><text:span text:style-name="T8_15"><text:s/></text:span><text:span text:style-name="T8_16">of</text:span><text:span text:style-name="T8_17"><text:s/></text:span><text:span text:style-name="T8_18">issues</text:span><text:span text:style-name="T8_19"><text:s/></text:span><text:span text:style-name="T8_20">shown</text:span><text:span text:style-name="T8_21"><text:s/></text:span><text:span text:style-name="T8_22">and</text:span><text:span text:style-name="T8_23"><text:s/></text:span><text:span text:style-name="T8_24">no</text:span><text:span text:style-name="T8_25"><text:s/></text:span><text:span text:style-name="T8_26">processing</text:span><text:span text:style-name="T8_27"><text:s/></text:span><text:span text:style-name="T8_28">applies</text:span><text:span text:style-name="T8_29">.<text:s/></text:span></text:p>
      <text:p text:style-name="P9"/>
      <text:p text:style-name="P10"><text:span text:style-name="T10_1">茄子鸡丁</text:span><text:span text:style-name="T10_2">。<text:s/> </text:span><text:span text:style-name="T10_3">蚝汁萝卜</text:span><text:span text:style-name="T10_4">。<text:s/></text:span><text:span text:style-name="T10_5">曹卤烤鸡翅</text:span><text:span text:style-name="T10_6">。</text:span></text:p>
      <text:p text:style-name="P11"/>
      <text:p text:style-name="P12"><text:span text:style-name="T12_1">鱼香肉丝</text:span><text:span text:style-name="T12_2">。</text:span><text:span text:style-name="T12_3">鲫鱼豆腐汤</text:span><text:span text:style-name="T12_4">。</text:span><text:span text:style-name="T12_5">虾仁烧冬瓜</text:span><text:span text:style-name="T12_6">。</text:span></text:p>
      <text:p text:style-name="P13"/>
      <text:p text:style-name="P14"><text:span text:style-name="T14_1">韭菜香干</text:span><text:span text:style-name="T14_2">。 </text:span><text:span text:style-name="T14_3">葱爆麻辣牛肚</text:span><text:span text:style-name="T14_4">。</text:span><text:span text:style-name="T14_5">五香宁汁烤小鱼</text:span><text:span text:style-name="T14_6">。 </text:span></text:p>
      <text:p text:style-name="P15"/>
      <text:p text:style-name="P16"><text:span text:style-name="T16_1">干锅手丝包菜</text:span><text:span text:style-name="T16_2">。</text:span><text:span text:style-name="T16_3">椒盐鱼片</text:span><text:span text:style-name="T16_4">。</text:span><text:span text:style-name="T16_5">蒜香烤扇贝</text:span><text:span text:style-name="T16_6">。</text:span></text:p>
      <text:p text:style-name="P17"/>
      <text:p text:style-name="P18"><text:span text:style-name="T18_1">清炒藕片</text:span><text:span text:style-name="T18_2">。</text:span><text:span text:style-name="T18_3">红烧肉</text:span><text:span text:style-name="T18_4">。</text:span><text:span text:style-name="T18_5">豆豉蒜茸空心菜</text:span><text:span text:style-name="T18_6">。</text:span></text:p>
      <text:p text:style-name="P19"/>
      <text:p text:style-name="P20"><text:span text:style-name="T20_1">粉蒸肉</text:span><text:span text:style-name="T20_2">。</text:span><text:span text:style-name="T20_3">牡蛎金针菇</text:span><text:span text:style-name="T20_4">。</text:span><text:span text:style-name="T20_5">豆豉鲮鱼小白菜</text:span><text:span text:style-name="T20_6">。</text:span></text:p>
      <text:p text:style-name="P21"/>
      <text:p text:style-name="P22"><text:span text:style-name="T22_1">香菇番茄萝卜汤</text:span><text:span text:style-name="T22_2">。</text:span><text:span text:style-name="T22_3">青椒牛肉丝</text:span><text:span text:style-name="T22_4">。</text:span><text:span text:style-name="T22_5">红烧带鱼</text:span><text:span text:style-name="T22_6">。</text:span></text:p>
      <text:p text:style-name="P23"/>
      <text:p text:style-name="P24"><text:span text:style-name="T24_1">西班牙橄榄油</text:span><text:span text:style-name="T24_2">，</text:span><text:span text:style-name="T24_3">茄子</text:span><text:span text:style-name="T24_4">，</text:span><text:span text:style-name="T24_5">笋</text:span><text:span text:style-name="T24_6">，</text:span><text:span text:style-name="T24_7">干木耳</text:span><text:span text:style-name="T24_8">，</text:span><text:span text:style-name="T24_9">辣椒</text:span><text:span text:style-name="T24_10">，</text:span><text:span text:style-name="T24_11">韭菜</text:span><text:span text:style-name="T24_12">，</text:span><text:span text:style-name="T24_13">葱</text:span><text:span text:style-name="T24_14">，</text:span><text:span text:style-name="T24_15">香干</text:span><text:span text:style-name="T24_16">，</text:span><text:span text:style-name="T24_17">smelt</text:span><text:span text:style-name="T24_18">.（</text:span><text:span text:style-name="T24_19">鱼</text:span><text:span text:style-name="T24_20">）<text:s/> </text:span><text:span text:style-name="T24_21">veal</text:span><text:span text:style-name="T24_22"><text:s/></text:span><text:span text:style-name="T24_23">scampi</text:span><text:span text:style-name="T24_24">（</text:span><text:span text:style-name="T24_25">薄牛排</text:span><text:span text:style-name="T24_26">）</text:span><text:span text:style-name="T24_27">蒜</text:span><text:span text:style-name="T24_28">。</text:span><text:span text:style-name="T24_29">鲫鱼</text:span><text:span text:style-name="T24_30">，</text:span><text:span text:style-name="T24_31">白萝卜</text:span><text:span text:style-name="T24_32">。</text:span><text:span text:style-name="T24_33">干香菇</text:span><text:span text:style-name="T24_34">。</text:span></text:p>
      <text:p text:style-name="P25"/>
      <text:p text:style-name="P26"><text:span text:style-name="T26_1">Cajun</text:span><text:span text:style-name="T26_2"><text:s/></text:span><text:span text:style-name="T26_3">spice</text:span><text:span text:style-name="T26_4">(</text:span><text:span text:style-name="T26_5">奥尔良烤翅</text:span><text:span text:style-name="T26_6">）</text:span><text:span text:style-name="T26_7">红皮洋葱</text:span><text:span text:style-name="T26_8">。</text:span></text:p>
      <text:p text:style-name="P27"/>
      <text:p text:style-name="P28"/>
      <text:p text:style-name="P29"><text:span text:style-name="T29_1">2012.2 <text:s/></text:span><text:span text:style-name="T29_2">costco</text:span><text:span text:style-name="T29_3">:</text:span><text:span text:style-name="T29_4">面包机</text:span><text:span text:style-name="T29_5">(</text:span><text:span text:style-name="T29_6">有dough键</text:span><text:span text:style-name="T29_7">)，</text:span><text:span text:style-name="T29_8">yeast</text:span><text:span text:style-name="T29_9">，</text:span><text:span text:style-name="T29_10">baking</text:span><text:span text:style-name="T29_11"><text:s/></text:span><text:span text:style-name="T29_12">powder</text:span><text:span text:style-name="T29_13">，</text:span><text:span text:style-name="T29_14">洗衣液</text:span><text:span text:style-name="T29_15">，</text:span><text:span text:style-name="T29_16">铁勺子</text:span><text:span text:style-name="T29_17">，</text:span><text:span text:style-name="T29_18">冰棒</text:span><text:span text:style-name="T29_19">，</text:span><text:span text:style-name="T29_20">汽水</text:span><text:span text:style-name="T29_21">，</text:span><text:span text:style-name="T29_22">抽抽纸</text:span><text:span text:style-name="T29_23">，</text:span><text:span text:style-name="T29_24">西班牙橄榄油</text:span><text:span text:style-name="T29_25">，</text:span></text:p>
      <text:p text:style-name="P30"/>
      <text:p text:style-name="P31"><text:span text:style-name="T31_1">地毯</text:span><text:span text:style-name="T31_2">，</text:span><text:span text:style-name="T31_3">窗帘</text:span><text:span text:style-name="T31_4">，</text:span><text:span text:style-name="T31_5">床单被套</text:span><text:span text:style-name="T31_6">，</text:span><text:span text:style-name="T31_7">电高压锅</text:span><text:span text:style-name="T31_8">，</text:span></text:p>
      <text:p text:style-name="P32"/>
      <text:p text:style-name="P33"><text:span text:style-name="T33_1">菜类</text:span><text:span text:style-name="T33_2">：</text:span><text:span text:style-name="T33_3">莲藕</text:span><text:span text:style-name="T33_4">，</text:span><text:span text:style-name="T33_5">猪骨肉</text:span><text:span text:style-name="T33_6">，</text:span><text:span text:style-name="T33_7">八角</text:span><text:span text:style-name="T33_8">，</text:span><text:span text:style-name="T33_9">大蒜</text:span><text:span text:style-name="T33_10">，</text:span><text:span text:style-name="T33_11">CreamFish</text:span><text:span text:style-name="T33_12">：</text:span><text:span text:style-name="T33_13">又叫LeatherJacket</text:span><text:span text:style-name="T33_14">。</text:span><text:span text:style-name="T33_15">brussel</text:span><text:span text:style-name="T33_16"><text:s/></text:span><text:span text:style-name="T33_17">sprout</text:span><text:span text:style-name="T33_18">，</text:span><text:span text:style-name="T33_19">萝卜</text:span><text:span text:style-name="T33_20">，</text:span><text:span text:style-name="T33_21">鲍鱼汁</text:span><text:span text:style-name="T33_22">，</text:span><text:span text:style-name="T33_23">槽香</text:span><text:span text:style-name="T33_24">，</text:span><text:span text:style-name="T33_25">牛肚</text:span><text:span text:style-name="T33_26">，</text:span><text:span text:style-name="T33_27">老干妈</text:span><text:span text:style-name="T33_28">，</text:span><text:span text:style-name="T33_29">细面条</text:span><text:span text:style-name="T33_30">，</text:span><text:span text:style-name="T33_31">宝鼎牌瓶装糟卤</text:span><text:span text:style-name="T33_32">，</text:span></text:p>
      <text:p text:style-name="P34"/>
      <text:p text:style-name="P35"/>
      <text:p text:style-name="P36"><text:span text:style-name="T36_1">香飘飘奶茶原味</text:span><text:span text:style-name="T36_2">，</text:span><text:span text:style-name="T36_3">猪肉馅</text:span><text:span text:style-name="T36_4">，</text:span><text:span text:style-name="T36_5">荸荠</text:span><text:span text:style-name="T36_6">，</text:span><text:span text:style-name="T36_7">鸡蛋</text:span><text:span text:style-name="T36_8">，</text:span><text:span text:style-name="T36_9">苹果</text:span><text:span text:style-name="T36_10">，</text:span></text:p>
      <text:p text:style-name="P37"><text:span text:style-name="T37_1">3.<text:s/></text:span><text:span text:style-name="T37_2">丸子類</text:span><text:span text:style-name="T37_3"><text:s/></text:span><text:span text:style-name="T37_4">爆漿魚丸</text:span></text:p>
      <text:p text:style-name="P38"><text:span text:style-name="T38_1">4.<text:s/></text:span><text:span text:style-name="T38_2">餃子類</text:span><text:span text:style-name="T38_3"><text:s/></text:span><text:span text:style-name="T38_4">蛋角魚餃</text:span></text:p>
      <text:p text:style-name="P39"><text:span text:style-name="T39_1">5.<text:s/></text:span><text:span text:style-name="T39_2">蔬菜類</text:span><text:span text:style-name="T39_3"><text:s/></text:span><text:span text:style-name="T39_4">大白菜</text:span><text:span text:style-name="T39_5"><text:s/></text:span><text:span text:style-name="T39_6">茼蒿</text:span><text:span text:style-name="T39_7"><text:s/></text:span></text:p>
      <text:p text:style-name="P40"/>
      <text:p text:style-name="P41"/>
      <text:p text:style-name="P42"><text:span text:style-name="T42_1">大米</text:span><text:span text:style-name="T42_2">，</text:span><text:span text:style-name="T42_3">烧卖皮</text:span><text:span text:style-name="T42_4">，</text:span><text:span text:style-name="T42_5">肉片</text:span></text:p>
      <text:p text:style-name="P43"/>
      <text:p text:style-name="P44"><text:span text:style-name="T44_1">老抽</text:span><text:span text:style-name="T44_2">，</text:span><text:span text:style-name="T44_3">生抽</text:span><text:span text:style-name="T44_4">，</text:span><text:span text:style-name="T44_5">醋</text:span><text:span text:style-name="T44_6">，</text:span><text:span text:style-name="T44_7">洗衣液</text:span><text:span text:style-name="T44_8">，</text:span><text:span text:style-name="T44_9">八角</text:span><text:span text:style-name="T44_10">，</text:span><text:span text:style-name="T44_11">葱</text:span><text:span text:style-name="T44_12">，</text:span><text:span text:style-name="T44_13">姜</text:span><text:span text:style-name="T44_14">，</text:span><text:span text:style-name="T44_15">蒜</text:span><text:span text:style-name="T44_16">，</text:span><text:span text:style-name="T44_17">米</text:span><text:span text:style-name="T44_18">，</text:span><text:span text:style-name="T44_19">肉片</text:span><text:span text:style-name="T44_20">，</text:span><text:span text:style-name="T44_21">取消洗碗机预约</text:span><text:span text:style-name="T44_22">。</text:span><text:span text:style-name="T44_23">筷子</text:span><text:span text:style-name="T44_24">。</text:span></text:p>
      <text:p text:style-name="P45"/>
      <text:p text:style-name="P46"><text:span text:style-name="T46_1">番茄</text:span><text:span text:style-name="T46_2">，</text:span><text:span text:style-name="T46_3">老公内裤</text:span><text:span text:style-name="T46_4">，</text:span><text:span text:style-name="T46_5">外套</text:span><text:span text:style-name="T46_6">，</text:span><text:span text:style-name="T46_7">蜂蜜</text:span><text:span text:style-name="T46_8">，</text:span><text:span text:style-name="T46_9">壶</text:span><text:span text:style-name="T46_10">,</text:span><text:span text:style-name="T46_11">秋裤</text:span></text:p>
      <text:p text:style-name="P47"/>
      <text:p text:style-name="P48"><text:span text:style-name="T48_1">12/15/2011</text:span></text:p>
      <text:p text:style-name="P49"><text:span text:style-name="T49_1">Sauerkraut</text:span><text:span text:style-name="T49_2">,</text:span><text:span text:style-name="T49_3">牛健子肉</text:span><text:span text:style-name="T49_4">，</text:span><text:span text:style-name="T49_5">咸萝卜</text:span><text:span text:style-name="T49_6">，<text:s/></text:span><text:span text:style-name="T49_7">胡萝卜</text:span><text:span text:style-name="T49_8">，</text:span><text:span text:style-name="T49_9">蜂蜜</text:span><text:span text:style-name="T49_10">，</text:span><text:span text:style-name="T49_11">醋壶</text:span><text:span text:style-name="T49_12">，</text:span><text:span text:style-name="T49_13">酱油壶</text:span><text:span text:style-name="T49_14">，</text:span></text:p>
      <text:p text:style-name="P50"/>
      <text:p text:style-name="P51"><text:span text:style-name="T51_1">12/5/2011</text:span></text:p>
      <text:p text:style-name="P52"><text:span text:style-name="T52_1">香菇</text:span><text:span text:style-name="T52_2">，</text:span><text:span text:style-name="T52_3">盐</text:span><text:span text:style-name="T52_4">，</text:span><text:span text:style-name="T52_5">抽抽纸</text:span><text:span text:style-name="T52_6">，</text:span><text:span text:style-name="T52_7">白胡椒</text:span><text:span text:style-name="T52_8">，</text:span><text:span text:style-name="T52_9">姜</text:span><text:span text:style-name="T52_10">，</text:span><text:span text:style-name="T52_11">蒜</text:span><text:span text:style-name="T52_12">，</text:span><text:span text:style-name="T52_13">孜然</text:span><text:span text:style-name="T52_14">，</text:span><text:span text:style-name="T52_15">五花肉</text:span><text:span text:style-name="T52_16">，</text:span><text:span text:style-name="T52_17">陈皮</text:span><text:span text:style-name="T52_18">，</text:span><text:span text:style-name="T52_19">茄子</text:span><text:span text:style-name="T52_20">，</text:span><text:span text:style-name="T52_21">煎豆腐</text:span><text:span text:style-name="T52_22">，</text:span><text:span text:style-name="T52_23">干辣椒</text:span><text:span text:style-name="T52_24">，</text:span><text:span text:style-name="T52_25">花椒</text:span><text:span text:style-name="T52_26">，</text:span><text:span text:style-name="T52_27">小块冰糖</text:span><text:span text:style-name="T52_28">，</text:span><text:span text:style-name="T52_29">羊肉</text:span><text:span text:style-name="T52_30">，</text:span></text:p>
      <text:p text:style-name="P53"/>
      <text:p text:style-name="P54"/>
      <text:p text:style-name="P55"><text:span text:style-name="T55_1">11/30/2011</text:span></text:p>
      <text:p text:style-name="P56"><text:span text:style-name="T56_1">老公厚外套</text:span><text:span text:style-name="T56_2"> <text:s/></text:span><text:span text:style-name="T56_3">面包</text:span><text:span text:style-name="T56_4"><text:s/></text:span><text:span text:style-name="T56_5">牛奶</text:span><text:span text:style-name="T56_6"><text:s/></text:span><text:span text:style-name="T56_7">垫子</text:span><text:span text:style-name="T56_8"> <text:s/></text:span></text:p>
      <text:p text:style-name="P57"/>
      <text:p text:style-name="P58"><text:span text:style-name="T58_1">thanks</text:span><text:span text:style-name="T58_2"><text:s/></text:span><text:span text:style-name="T58_3">giving</text:span><text:span text:style-name="T58_4"><text:s/></text:span><text:span text:style-name="T58_5">shopping</text:span><text:span text:style-name="T58_6"><text:s/></text:span><text:span text:style-name="T58_7">list</text:span><text:span text:style-name="T58_8"><text:s/></text:span><text:span text:style-name="T58_9">待选</text:span></text:p>
      <text:p text:style-name="P59"><text:span text:style-name="T59_1">单反相机</text:span><text:span text:style-name="T59_2"><text:s text:c="4"/></text:span><text:span text:style-name="T59_3">router</text:span><text:span text:style-name="T59_4"> <text:s/></text:span><text:span text:style-name="T59_5">长袖衣服</text:span><text:span text:style-name="T59_6"> <text:s/></text:span><text:span text:style-name="T59_7">高压锅</text:span><text:span text:style-name="T59_8"><text:s/></text:span><text:span text:style-name="T59_9">高锅盖</text:span><text:span text:style-name="T59_10"><text:s/></text:span><text:span text:style-name="T59_11">电动牙刷头</text:span><text:span text:style-name="T59_12"> <text:s/></text:span><text:span text:style-name="T59_13">钟</text:span><text:span text:style-name="T59_14">（</text:span><text:span text:style-name="T59_15">打折待买</text:span><text:span text:style-name="T59_16">）</text:span></text:p>
      <text:p text:style-name="P60"/>
      <text:p text:style-name="P61"/>
      <text:p text:style-name="P62"/>
      <text:p text:style-name="P63"><text:span text:style-name="T63_1">11/1/2011</text:span></text:p>
      <text:p text:style-name="P64"><text:span text:style-name="T64_1">韭菜</text:span><text:span text:style-name="T64_2">，</text:span><text:span text:style-name="T64_3">酵母粉</text:span><text:span text:style-name="T64_4">，</text:span><text:span text:style-name="T64_5">螃蟹腿</text:span><text:span text:style-name="T64_6">,</text:span><text:span text:style-name="T64_7">猪肉馅</text:span><text:span text:style-name="T64_8">，</text:span><text:span text:style-name="T64_9">扇贝</text:span><text:span text:style-name="T64_10">，</text:span><text:span text:style-name="T64_11">验孕棒</text:span><text:span text:style-name="T64_12">，</text:span><text:span text:style-name="T64_13">醋</text:span><text:span text:style-name="T64_14">，</text:span><text:span text:style-name="T64_15">白醋</text:span><text:span text:style-name="T64_16">，</text:span><text:span text:style-name="T64_17">五香</text:span><text:span text:style-name="T64_18">，</text:span><text:span text:style-name="T64_19">糯米</text:span><text:span text:style-name="T64_20">，</text:span><text:span text:style-name="T64_21">牛腱子肉</text:span><text:span text:style-name="T64_22">，</text:span><text:span text:style-name="T64_23">鱼片</text:span><text:span text:style-name="T64_24">，</text:span><text:span text:style-name="T64_25">青菜</text:span><text:span text:style-name="T64_26">，</text:span><text:span text:style-name="T64_27">羊肉片</text:span><text:span text:style-name="T64_28">，</text:span><text:span text:style-name="T64_29">大葱</text:span></text:p>
      <text:p text:style-name="P65"/>
      <text:p text:style-name="P66"/>
      <text:p text:style-name="P67"/>
      <text:p text:style-name="P68"><text:span text:style-name="T68_1"><text:a xlink:type="simple" xlink:href="http://www.youtube.com/watch?v=U0UdY3q8ADI"><text:span text:style-name="T68_2">http</text:span></text:a></text:span><text:span text:style-name="T68_3"><text:a xlink:type="simple" xlink:href="http://www.youtube.com/watch?v=U0UdY3q8ADI"><text:span text:style-name="T68_4">://</text:span></text:a></text:span><text:span text:style-name="T68_5"><text:a xlink:type="simple" xlink:href="http://www.youtube.com/watch?v=U0UdY3q8ADI"><text:span text:style-name="T68_6">www</text:span></text:a></text:span><text:span text:style-name="T68_7"><text:a xlink:type="simple" xlink:href="http://www.youtube.com/watch?v=U0UdY3q8ADI"><text:span text:style-name="T68_8">.</text:span></text:a></text:span><text:span text:style-name="T68_9"><text:a xlink:type="simple" xlink:href="http://www.youtube.com/watch?v=U0UdY3q8ADI"><text:span text:style-name="T68_10">youtube</text:span></text:a></text:span><text:span text:style-name="T68_11"><text:a xlink:type="simple" xlink:href="http://www.youtube.com/watch?v=U0UdY3q8ADI"><text:span text:style-name="T68_12">.</text:span></text:a></text:span><text:span text:style-name="T68_13"><text:a xlink:type="simple" xlink:href="http://www.youtube.com/watch?v=U0UdY3q8ADI"><text:span text:style-name="T68_14">com</text:span></text:a></text:span><text:span text:style-name="T68_15"><text:a xlink:type="simple" xlink:href="http://www.youtube.com/watch?v=U0UdY3q8ADI"><text:span text:style-name="T68_16">/</text:span></text:a></text:span><text:span text:style-name="T68_17"><text:a xlink:type="simple" xlink:href="http://www.youtube.com/watch?v=U0UdY3q8ADI"><text:span text:style-name="T68_18">watch</text:span></text:a></text:span><text:span text:style-name="T68_19"><text:a xlink:type="simple" xlink:href="http://www.youtube.com/watch?v=U0UdY3q8ADI"><text:span text:style-name="T68_20">?</text:span></text:a></text:span><text:span text:style-name="T68_21"><text:a xlink:type="simple" xlink:href="http://www.youtube.com/watch?v=U0UdY3q8ADI"><text:span text:style-name="T68_22">v</text:span></text:a></text:span><text:span text:style-name="T68_23"><text:a xlink:type="simple" xlink:href="http://www.youtube.com/watch?v=U0UdY3q8ADI"><text:span text:style-name="T68_24">=</text:span></text:a></text:span><text:span text:style-name="T68_25"><text:a xlink:type="simple" xlink:href="http://www.youtube.com/watch?v=U0UdY3q8ADI"><text:span text:style-name="T68_26">U</text:span></text:a></text:span><text:span text:style-name="T68_27"><text:a xlink:type="simple" xlink:href="http://www.youtube.com/watch?v=U0UdY3q8ADI"><text:span text:style-name="T68_28">0</text:span></text:a></text:span><text:span text:style-name="T68_29"><text:a xlink:type="simple" xlink:href="http://www.youtube.com/watch?v=U0UdY3q8ADI"><text:span text:style-name="T68_30">UdY</text:span></text:a></text:span><text:span text:style-name="T68_31"><text:a xlink:type="simple" xlink:href="http://www.youtube.com/watch?v=U0UdY3q8ADI"><text:span text:style-name="T68_32">3</text:span></text:a></text:span><text:span text:style-name="T68_33"><text:a xlink:type="simple" xlink:href="http://www.youtube.com/watch?v=U0UdY3q8ADI"><text:span text:style-name="T68_34">q</text:span></text:a></text:span><text:span text:style-name="T68_35"><text:a xlink:type="simple" xlink:href="http://www.youtube.com/watch?v=U0UdY3q8ADI"><text:span text:style-name="T68_36">8</text:span></text:a></text:span><text:span text:style-name="T68_37"><text:a xlink:type="simple" xlink:href="http://www.youtube.com/watch?v=U0UdY3q8ADI"><text:span text:style-name="T68_38">ADI</text:span></text:a></text:span></text:p>
      <text:p text:style-name="P69"/>
      <text:p text:style-name="P70"/>
      <text:p text:style-name="P71"/>
      <text:p text:style-name="P72"/>
      <text:p text:style-name="P73"><text:span text:style-name="T73_1">10/18/2011</text:span></text:p>
      <text:p text:style-name="P74"><text:span text:style-name="T74_1">皮蛋</text:span><text:span text:style-name="T74_2">，</text:span><text:span text:style-name="T74_3">鲫鱼</text:span><text:span text:style-name="T74_4">，</text:span><text:span text:style-name="T74_5">牙线</text:span><text:span text:style-name="T74_6">，</text:span><text:span text:style-name="T74_7">蒜</text:span><text:span text:style-name="T74_8">，</text:span><text:span text:style-name="T74_9">水果</text:span><text:span text:style-name="T74_10">，</text:span><text:span text:style-name="T74_11">青菜</text:span><text:span text:style-name="T74_12">，</text:span><text:span text:style-name="T74_13">鸡蛋</text:span><text:span text:style-name="T74_14">，</text:span><text:span text:style-name="T74_15">蕃茄</text:span><text:span text:style-name="T74_16">，</text:span><text:span text:style-name="T74_17">牛奶</text:span><text:span text:style-name="T74_18">,</text:span><text:span text:style-name="T74_19">冰激凌</text:span></text:p>
      <text:p text:style-name="P75"/>
      <text:p text:style-name="P76"/>
      <text:p text:style-name="P77"/>
      <text:p text:style-name="P78"><text:span text:style-name="T78_1">10/1/2011</text:span></text:p>
      <text:p text:style-name="P79"><text:span text:style-name="T79_1">面</text:span><text:span text:style-name="T79_2">,</text:span><text:span text:style-name="T79_3">粉丝</text:span><text:span text:style-name="T79_4">，</text:span><text:span text:style-name="T79_5">水果</text:span><text:span text:style-name="T79_6">，</text:span><text:span text:style-name="T79_7">大蒜</text:span><text:span text:style-name="T79_8">，</text:span><text:span text:style-name="T79_9">淀粉</text:span><text:span text:style-name="T79_10">，</text:span><text:span text:style-name="T79_11">虾</text:span></text:p>
      <text:p text:style-name="P80"/>
      <text:p text:style-name="P81"/>
      <text:p text:style-name="P82"><text:span text:style-name="T82_1">9/30/2011</text:span></text:p>
      <text:p text:style-name="P83"><text:span text:style-name="T83_1">线</text:span><text:span text:style-name="T83_2">，</text:span><text:span text:style-name="T83_3">料酒</text:span><text:span text:style-name="T83_4">，</text:span><text:span text:style-name="T83_5">芝麻酱</text:span><text:span text:style-name="T83_6">，</text:span><text:span text:style-name="T83_7">绿豆粉</text:span><text:span text:style-name="T83_8">，</text:span><text:span text:style-name="T83_9">热干面</text:span><text:span text:style-name="T83_10">，</text:span><text:span text:style-name="T83_11">大米</text:span><text:span text:style-name="T83_12">,</text:span><text:span text:style-name="T83_13">虾</text:span><text:span text:style-name="T83_14">，</text:span><text:span text:style-name="T83_15">鱼片</text:span><text:span text:style-name="T83_16">，</text:span><text:span text:style-name="T83_17">蒜</text:span><text:span text:style-name="T83_18">，</text:span><text:span text:style-name="T83_19">打底青菜</text:span><text:span text:style-name="T83_20">，</text:span><text:span text:style-name="T83_21">gloves</text:span><text:span text:style-name="T83_22">,</text:span><text:span text:style-name="T83_23">醋</text:span><text:span text:style-name="T83_24">，</text:span><text:span text:style-name="T83_25">大碗</text:span><text:span text:style-name="T83_26">，</text:span><text:span text:style-name="T83_27">姜</text:span><text:span text:style-name="T83_28">。</text:span></text:p>
      <text:p text:style-name="P84"/>
      <text:p text:style-name="P85"/>
      <text:p text:style-name="P86"><text:span text:style-name="T86_1">=========================</text:span></text:p>
      <text:p text:style-name="P87"/>
      <text:p text:style-name="P88"><text:span text:style-name="T88_1">08/27/2009</text:span></text:p>
      <text:p text:style-name="P89"><text:span text:style-name="T89_1">Neutrogena</text:span><text:span text:style-name="T89_2"><text:s/></text:span><text:span text:style-name="T89_3">洗面奶</text:span></text:p>
      <text:p text:style-name="P90"/>
      <text:p text:style-name="P91"><text:span text:style-name="T91_1">10/10/2009</text:span></text:p>
      <text:p text:style-name="P92"><text:span text:style-name="T92_1">Walmart</text:span><text:span text:style-name="T92_2">:<text:s/></text:span><text:span text:style-name="T92_3">厨房手套</text:span><text:span text:style-name="T92_4">，</text:span><text:span text:style-name="T92_5">退洗面奶</text:span><text:span text:style-name="T92_6">，</text:span><text:span text:style-name="T92_7">小桌子</text:span><text:span text:style-name="T92_8">，</text:span><text:span text:style-name="T92_9">袜子</text:span><text:span text:style-name="T92_10">，</text:span><text:span text:style-name="T92_11">汽车芳香</text:span></text:p>
      <text:p text:style-name="P93"><text:span text:style-name="T93_1">中国店</text:span><text:span text:style-name="T93_2">：</text:span><text:span text:style-name="T93_3">酱油</text:span><text:span text:style-name="T93_4">，</text:span><text:span text:style-name="T93_5">醋</text:span><text:span text:style-name="T93_6">，</text:span><text:span text:style-name="T93_7">瓜子</text:span></text:p>
      <text:p text:style-name="P94"/>
      <text:p text:style-name="P95"><text:span text:style-name="T95_1">10/18/2009</text:span></text:p>
      <text:p text:style-name="P96"><text:span text:style-name="T96_1">Walmart</text:span><text:span text:style-name="T96_2">:<text:s/></text:span><text:span text:style-name="T96_3">厕所刷</text:span><text:span text:style-name="T96_4">，</text:span><text:span text:style-name="T96_5">牙膏</text:span><text:span text:style-name="T96_6">，</text:span><text:span text:style-name="T96_7">运动手套</text:span></text:p>
      <text:p text:style-name="P97"/>
      <text:p text:style-name="P98"><text:span text:style-name="T98_1">11/22/2009</text:span></text:p>
      <text:p text:style-name="P99"><text:span text:style-name="T99_1">Walmart</text:span><text:span text:style-name="T99_2">:<text:s/></text:span><text:span text:style-name="T99_3">厕所纸</text:span><text:span text:style-name="T99_4">，</text:span><text:span text:style-name="T99_5">吹风机</text:span><text:span text:style-name="T99_6">，</text:span><text:span text:style-name="T99_7">镜子</text:span></text:p>
      <text:p text:style-name="P100"/>
      <text:p text:style-name="P101"><text:span text:style-name="T101_1">12/12/2009</text:span></text:p>
      <text:p text:style-name="P102"><text:span text:style-name="T102_1">Walmart</text:span><text:span text:style-name="T102_2">:<text:s/></text:span><text:span text:style-name="T102_3">Floss</text:span><text:span text:style-name="T102_4"><text:s/></text:span><text:span text:style-name="T102_5">Picks</text:span><text:span text:style-name="T102_6">，</text:span><text:span text:style-name="T102_7">bleach</text:span><text:span text:style-name="T102_8">，</text:span><text:span text:style-name="T102_9">巧克力糖</text:span><text:span text:style-name="T102_10">，</text:span><text:span text:style-name="T102_11">面条</text:span></text:p>
      <text:p text:style-name="P103"/>
      <text:p text:style-name="P104"><text:span text:style-name="T104_1">TBD</text:span><text:span text:style-name="T104_2"><text:s/>@</text:span><text:span text:style-name="T104_3">China</text:span></text:p>
      <text:p text:style-name="P105"><text:span text:style-name="T105_1">西装</text:span><text:span text:style-name="T105_2">，</text:span><text:span text:style-name="T105_3">衬衫</text:span><text:span text:style-name="T105_4">，</text:span><text:span text:style-name="T105_5">皮鞋</text:span><text:span text:style-name="T105_6">，</text:span><text:span text:style-name="T105_7">Jacket</text:span><text:span text:style-name="T105_8">，</text:span><text:span text:style-name="T105_9">牛仔裤</text:span><text:span text:style-name="T105_10">，</text:span><text:span text:style-name="T105_11">牛角梳</text:span><text:span text:style-name="T105_12">，</text:span><text:span text:style-name="T105_13">围裙</text:span></text:p>
      <text:p text:style-name="P106"/>
      <text:p text:style-name="P107"><text:span text:style-name="T107_1">07/31/2010</text:span></text:p>
      <text:p text:style-name="P108"><text:span text:style-name="T108_1">擦手的纸</text:span><text:span text:style-name="T108_2">，</text:span><text:span text:style-name="T108_3">厕所纸</text:span><text:span text:style-name="T108_4">，</text:span><text:span text:style-name="T108_5">塑料薄膜</text:span><text:span text:style-name="T108_6">，</text:span><text:span text:style-name="T108_7">面条</text:span><text:span text:style-name="T108_8">，</text:span><text:span text:style-name="T108_9">袜子</text:span><text:span text:style-name="T108_10">，</text:span><text:span text:style-name="T108_11">换机油换轮胎</text:span><text:span text:style-name="T108_12">，</text:span><text:span text:style-name="T108_13">洗碗帕</text:span></text:p>
      <text:p text:style-name="P109"><text:span text:style-name="T109_1">GEL</text:span><text:span text:style-name="T109_2">，</text:span><text:span text:style-name="T109_3">牙刷</text:span></text:p>
      <text:p text:style-name="P110"/>
      <text:p text:style-name="P111"><text:span text:style-name="T111_1">07/17/2011</text:span></text:p>
      <text:p text:style-name="P112"><text:span text:style-name="T112_1">牙线</text:span><text:span text:style-name="T112_2">，</text:span><text:span text:style-name="T112_3">棉签</text:span><text:span text:style-name="T112_4">，</text:span><text:span text:style-name="T112_5">棉鞋</text:span><text:span text:style-name="T112_6">，</text:span><text:span text:style-name="T112_7">口罩</text:span><text:span text:style-name="T112_8">，</text:span><text:span text:style-name="T112_9">抽抽纸</text:span><text:span text:style-name="T112_10">，</text:span><text:span text:style-name="T112_11">洗衣液</text:span><text:span text:style-name="T112_12">，</text:span><text:span text:style-name="T112_13">去污笔</text:span><text:span text:style-name="T112_14">，</text:span><text:span text:style-name="T112_15">玻璃杯子</text:span><text:span text:style-name="T112_16">，</text:span><text:span text:style-name="T112_17">衣架</text:span></text:p>
      <text:p text:style-name="P113"><text:span text:style-name="T113_1">水果</text:span><text:span text:style-name="T113_2">，</text:span><text:span text:style-name="T113_3">鲜花</text:span></text:p>
      <text:p text:style-name="P114"/>
      <text:p text:style-name="P115"><text:span text:style-name="T115_1">9/6/2011</text:span></text:p>
      <text:p text:style-name="P116"><text:span text:style-name="T116_1">保鲜膜</text:span><text:span text:style-name="T116_2">，</text:span><text:span text:style-name="T116_3">擦手纸</text:span><text:span text:style-name="T116_4">，</text:span><text:span text:style-name="T116_5">称</text:span><text:span text:style-name="T116_6">，</text:span><text:span text:style-name="T116_7">玻璃刷</text:span><text:span text:style-name="T116_8">，</text:span><text:span text:style-name="T116_9">杀虫剂</text:span><text:span text:style-name="T116_10">，</text:span><text:span text:style-name="T116_11">lint</text:span><text:span text:style-name="T116_12"><text:s/></text:span><text:span text:style-name="T116_13">roller</text:span></text:p>
      <text:p text:style-name="P117"><text:span text:style-name="T117_1">西瓜</text:span></text:p>
      <text:p text:style-name="P118"/>
      <text:p text:style-name="P119"><text:span text:style-name="T119_1">9/8/2011</text:span></text:p>
      <text:p text:style-name="P120"><text:span text:style-name="T120_1">黄酒</text:span><text:span text:style-name="T120_2">2<text:s/></text:span><text:span text:style-name="T120_3">TBP</text:span><text:span text:style-name="T120_4">,<text:s/></text:span><text:span text:style-name="T120_5">洋葱粉</text:span><text:span text:style-name="T120_6">,<text:s/></text:span><text:span text:style-name="T120_7">onion</text:span><text:span text:style-name="T120_8"><text:s/></text:span><text:span text:style-name="T120_9">powder</text:span><text:span text:style-name="T120_10">,<text:s/>1<text:s/></text:span><text:span text:style-name="T120_11">tsp</text:span><text:span text:style-name="T120_12">,<text:s/></text:span><text:span text:style-name="T120_13">姜粉</text:span><text:span text:style-name="T120_14">,<text:s/></text:span><text:span text:style-name="T120_15">ginger</text:span><text:span text:style-name="T120_16"><text:s/></text:span><text:span text:style-name="T120_17">powder</text:span><text:span text:style-name="T120_18">,<text:s/>1/2<text:s/></text:span><text:span text:style-name="T120_19">tsp</text:span><text:span text:style-name="T120_20">,<text:s/></text:span><text:span text:style-name="T120_21">地瓜粉</text:span><text:span text:style-name="T120_22">4<text:s/></text:span><text:span text:style-name="T120_23">TBS</text:span><text:span text:style-name="T120_24">,<text:s/>(2)</text:span><text:span text:style-name="T120_25">豆瓣酱</text:span><text:span text:style-name="T120_26">3</text:span><text:span text:style-name="T120_27">大勺</text:span><text:span text:style-name="T120_28">,<text:s/></text:span><text:span text:style-name="T120_29">麻辣火锅底料</text:span><text:span text:style-name="T120_30">1</text:span><text:span text:style-name="T120_31">大勺</text:span></text:p>
      <text:p text:style-name="P121"><text:span text:style-name="T121_1">绿豆粉</text:span><text:span text:style-name="T121_2">，<text:s/></text:span><text:span text:style-name="T121_3">鸡翅</text:span><text:span text:style-name="T121_4">，<text:s/></text:span><text:span text:style-name="T121_5">藕</text:span><text:span text:style-name="T121_6"><text:s/></text:span><text:span text:style-name="T121_7">塑料箱子</text:span><text:span text:style-name="T121_8"><text:s/></text:span><text:span text:style-name="T121_9">木耳</text:span><text:span text:style-name="T121_10"><text:s/></text:span><text:span text:style-name="T121_11">红椒</text:span><text:span text:style-name="T121_12"><text:s/></text:span><text:span text:style-name="T121_13">大蒜</text:span></text:p>
      <text:p text:style-name="P122"/>
      <text:p text:style-name="P123"><text:span text:style-name="T123_1">9/20/2011</text:span></text:p>
      <text:p text:style-name="P124"><text:span text:style-name="T124_1">鞋柜</text:span><text:span text:style-name="T124_2">，</text:span></text:p>
      <text:p text:style-name="P125"><text:span text:style-name="T125_1">桶</text:span><text:span text:style-name="T125_2">，</text:span></text:p>
      <text:p text:style-name="P126"><text:span text:style-name="T126_1">针线包</text:span><text:span text:style-name="T126_2">，</text:span></text:p>
      <text:p text:style-name="P127"><text:span text:style-name="T127_1">洗衣篮</text:span></text:p>
      <text:p text:style-name="P128"><text:span text:style-name="T128_1">鸡蛋</text:span></text:p>
      <text:p text:style-name="P129"><text:span text:style-name="T129_1">汤圆</text:span></text:p>
      <text:p text:style-name="P130"><text:span text:style-name="T130_1">鸡翅</text:span></text:p>
      <text:p text:style-name="P131"><text:span text:style-name="T131_1">手套</text:span></text:p>
      <text:p text:style-name="P132"><text:span text:style-name="T132_1">蜂蜜</text:span></text:p>
      <text:p text:style-name="P133"><text:span text:style-name="T133_1">面包</text:span></text:p>
      <text:p text:style-name="P134"/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.423cm" fo:margin-bottom="0.423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397cm" fo:margin-bottom="0.397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423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5cm" fo:margin-bottom="0.45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.45cm" fo:margin-bottom="0.45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.635cm" fo:margin-bottom="0.635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